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ine Andersen</meta:initial-creator>
    <dc:creator>Stine Andersen</dc:creator>
    <meta:creation-date>2014-12-04T11:44:00Z</meta:creation-date>
    <dc:date>2014-12-04T11:44:00Z</dc:date>
    <meta:template xlink:href="Normal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